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BooleanTagAttribute.IvyBooleanTagAttribute( String name ,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BooleanTagAttribute.IvyBooleanTagAttribute( String name , String doc , boolean 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BooleanTagAttribute.getValuesfor( IvyTagAttribute att , IvyFile iv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BooleanTagAttribute.IvyBooleanTag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